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set_mortalit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ate_death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9409" calcext:value-type="float">
            <text:p>0.000094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914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914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914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914" calcext:value-type="float">
            <text:p>0.000009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296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296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296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296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296" calcext:value-type="float">
            <text:p>0.000002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273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273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273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273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273" calcext:value-type="float">
            <text:p>0.000002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495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495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495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495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495" calcext:value-type="float">
            <text:p>0.000004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947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0947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0947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0947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0947" calcext:value-type="float">
            <text:p>0.000009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738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738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738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738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738" calcext:value-type="float">
            <text:p>0.00001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2833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2833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2833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2833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2833" calcext:value-type="float">
            <text:p>0.000028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3846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3846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3846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3846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3846" calcext:value-type="float">
            <text:p>0.0000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363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363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363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363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363" calcext:value-type="float">
            <text:p>0.0000436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117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117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117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117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117" calcext:value-type="float">
            <text:p>0.00005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08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08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08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08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085" calcext:value-type="float">
            <text:p>0.000060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7302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7302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7302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7302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7302" calcext:value-type="float">
            <text:p>0.000073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0965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0965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0965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0965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09651" calcext:value-type="float">
            <text:p>0.00009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219" calcext:value-type="float">
            <text:p>0.00012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219" calcext:value-type="float">
            <text:p>0.00012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219" calcext:value-type="float">
            <text:p>0.00012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219" calcext:value-type="float">
            <text:p>0.00012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219" calcext:value-type="float">
            <text:p>0.00012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6117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6117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6117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6117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6117" calcext:value-type="float">
            <text:p>0.000161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0133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0133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0133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0133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0133" calcext:value-type="float">
            <text:p>0.000201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27759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27759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27759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27759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27759" calcext:value-type="float">
            <text:p>0.0002775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93" calcext:value-type="float">
            <text:p>0.00038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8361" calcext:value-type="float">
            <text:p>0.00008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833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833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833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833" calcext:value-type="float">
            <text:p>0.00000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56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56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56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56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56" calcext:value-type="float">
            <text:p>0.0000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41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41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41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41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41" calcext:value-type="float">
            <text:p>0.0000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22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22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22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22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22" calcext:value-type="float">
            <text:p>0.00000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0982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0982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0982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0982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0982" calcext:value-type="float">
            <text:p>0.000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1888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1888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1888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1888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1888" calcext:value-type="float">
            <text:p>0.00001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622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622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622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622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622" calcext:value-type="float">
            <text:p>0.0000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2914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2914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2914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2914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2914" calcext:value-type="float">
            <text:p>0.00002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2939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2939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2939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2939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2939" calcext:value-type="float">
            <text:p>0.00002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072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072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072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072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072" calcext:value-type="float">
            <text:p>0.0000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48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48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48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48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488" calcext:value-type="float">
            <text:p>0.0000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225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225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225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225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225" calcext:value-type="float">
            <text:p>0.000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5651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5651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5651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5651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5651" calcext:value-type="float">
            <text:p>0.00005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744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744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744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744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7449" calcext:value-type="float">
            <text:p>0.00007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0677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0677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0677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0677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0677" calcext:value-type="float">
            <text:p>0.0001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492" calcext:value-type="float">
            <text:p>0.000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1265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1265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1265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1265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1265" calcext:value-type="float">
            <text:p>0.0002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4572" calcext:value-type="float">
            <text:p>0.00034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349" calcext:value-type="float">
            <text:p>0.00010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005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1005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1005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1005" calcext:value-type="float">
            <text:p>0.0000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000325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00325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00325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325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325" calcext:value-type="float">
            <text:p>0.0000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000544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544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544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544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544" calcext:value-type="float">
            <text:p>0.00000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1041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1041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0001041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1041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0001041" calcext:value-type="float">
            <text:p>0.0000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0001911" calcext:value-type="float">
            <text:p>0.00001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0003116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3116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3116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0003116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0003116" calcext:value-type="float">
            <text:p>0.00003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000423" calcext:value-type="float">
            <text:p>0.0000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000423" calcext:value-type="float">
            <text:p>0.0000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000423" calcext:value-type="float">
            <text:p>0.0000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000423" calcext:value-type="float">
            <text:p>0.0000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000423" calcext:value-type="float">
            <text:p>0.0000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0004799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0004799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0004799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0004799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0004799" calcext:value-type="float">
            <text:p>0.00004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005629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0005629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0005629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0005629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0005629" calcext:value-type="float">
            <text:p>0.00005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0006693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0006693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0006693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0006693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0006693" calcext:value-type="float">
            <text:p>0.00006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0008032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008032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0008032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0008032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0008032" calcext:value-type="float">
            <text:p>0.00008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0010616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0010616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0010616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0010616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0010616" calcext:value-type="float">
            <text:p>0.00010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0013409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0013409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0013409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0013409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0013409" calcext:value-type="float">
            <text:p>0.00013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0017728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0017728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0017728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0017728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0017728" calcext:value-type="float">
            <text:p>0.00017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0022147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0022147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0022147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0022147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0022147" calcext:value-type="float">
            <text:p>0.00022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0030535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0030535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0030535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0030535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0030535" calcext:value-type="float">
            <text:p>0.0003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0041902" calcext:value-type="float">
            <text:p>0.000419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9197" calcext:value-type="float">
            <text:p>0.000091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000091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91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91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0916" calcext:value-type="float">
            <text:p>0.000009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000281" calcext:value-type="float">
            <text:p>0.000002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0266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000266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000266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000266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00266" calcext:value-type="float">
            <text:p>0.000002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000465" calcext:value-type="float">
            <text:p>0.000004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00108" calcext:value-type="float">
            <text:p>0.0000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00108" calcext:value-type="float">
            <text:p>0.0000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00108" calcext:value-type="float">
            <text:p>0.0000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00108" calcext:value-type="float">
            <text:p>0.0000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0108" calcext:value-type="float">
            <text:p>0.00001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002076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002076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002076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002076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002076" calcext:value-type="float">
            <text:p>0.00002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002884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002884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02884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002884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02884" calcext:value-type="float">
            <text:p>0.000028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003205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003205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003205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003205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003205" calcext:value-type="float">
            <text:p>0.0000320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003233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3233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03233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03233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003233" calcext:value-type="float">
            <text:p>0.000032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003379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003379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003379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003379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003379" calcext:value-type="float">
            <text:p>0.000033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003836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003836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003836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003836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003836" calcext:value-type="float">
            <text:p>0.000038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004648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004648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004648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004648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004648" calcext:value-type="float">
            <text:p>0.000046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00621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00621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00621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00621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006216" calcext:value-type="float">
            <text:p>0.000062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008193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008193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008193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008193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008193" calcext:value-type="float">
            <text:p>0.0000819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011744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011744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00011744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0011744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0011744" calcext:value-type="float">
            <text:p>0.000117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0016412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0016412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0016412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00016412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0016412" calcext:value-type="float">
            <text:p>0.000164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0023391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0023391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00023391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0023391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0023391" calcext:value-type="float">
            <text:p>0.000233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0038029" calcext:value-type="float">
            <text:p>0.000380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00038029" calcext:value-type="float">
            <text:p>0.00038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/00/00</text:date>, <text:time style:data-style-name="N2" text:time-value="22:23:10.41517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2:23:23.066489097</dc:date>
    <dc:creator>Nathan Geffen</dc:creator>
    <meta:editing-duration>PT20S</meta:editing-duration>
    <meta:editing-cycles>2</meta:editing-cycles>
    <meta:generator>LibreOffice/5.1.6.2$Linux_X86_64 LibreOffice_project/10m0$Build-2</meta:generator>
    <meta:document-statistic meta:table-count="1" meta:cell-count="1944" meta:object-count="0"/>
  </office:meta>
</office:document-meta>
</file>